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lbany" svg:font-family="Albany, Arial"/>
    <style:font-face style:name="OpenSymbol" svg:font-family="OpenSymbol"/>
    <style:font-face style:name="Tahoma1" svg:font-family="Tahoma"/>
    <style:font-face style:name="Thorndale" svg:font-family="Thorndale, 'Times New Roman'"/>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list-style-name="L1"/>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Restyling ODT XML</text:h>
      <text:p text:style-name="P2">David Collier-Brown</text:p>
      <text:p text:style-name="Standard"/>
      <text:p text:style-name="Text_20_body">When would you want to restyle an ODT xml file? Well, when you're working with a professional publisher who has a stringent requirement that the styles you use must be taken from their template. This is not how writers normally work, but enforcing a limited set of styles makes it possible for the publisher to avoid re-editing the publications to work with XML-based typesetting pipelines.</text:p>
      <text:p text:style-name="Standard">So this program does a number of transformations of .odt files:</text:p>
      <text:list xml:id="list946742836" text:style-name="L1">
        <text:list-item>
          <text:p text:style-name="P3">It maps all temporary or “P” paragraph types back to the base types they were derived from.</text:p>
        </text:list-item>
        <text:list-item>
          <text:p text:style-name="P3">It adds a span to the remapped type to show what extra styles were applied by the author/editor.</text:p>
        </text:list-item>
        <text:list-item>
          <text:p text:style-name="P3">It maps specified non-standard paragraph types to specified standard ones, as specified in a table.</text:p>
        </text:list-item>
        <text:list-item>
          <text:p text:style-name="P3">It maps specified span types, using a similar table, and</text:p>
        </text:list-item>
        <text:list-item>
          <text:p text:style-name="P3">It identifies non-standard span and paragaph types.</text:p>
        </text:list-item>
      </text:list>
      <text:h text:style-name="Heading_20_2" text:outline-level="2">Why Would Authors and Typesetters Disagree?</text:h>
      <text:p text:style-name="Text_20_body">Authors and editors typically try to convey meaning by the layout of a document. <text:s/>Bold, centered headings indicate importance, numbered headings indicate order and hierarchy, short phrases in the margins help you find subjects of interest, and <text:s/>footnotes contain optional information that would be annoying if it were embedded in the paragraphs. <text:s/>They carefully make the page's appearance part of the way the reader navigates the book.</text:p>
      <text:p text:style-name="Text_20_body">Typesetters in the melted-lead days worked the same way, and some companies still do. They simply set books by converting the files into PDF and feeding that into the typesetter. Whatever the author or editor placed on the page, that lands on the paper.</text:p>
      <text:p text:style-name="Text_20_body">Many, however, have highly complex SGML- or XML-based typesetting systems, where there is a named style for every use, and the program accepts nothing else. If one wants a block quote in a footnote, one marks the text &lt;footnote:block-quote&gt; and feeds it to the program. <text:s/>If it isn't in a footnote, the program stops and hands you back the file with an error message. <text:s/>It wants to be told <text:span text:style-name="T1">exactly</text:span> how to treat the file, and it has rules to ensure that you don't send it an error. <text:s/>Unless it's perfect, it's not going to be typeset. <text:s/>This allows the systems to produce printed books, web pages, e-books and tiny columnar pages for the screen of a phone, all from the same, albeit “perfect” source.</text:p>
      <text:p text:style-name="Text_20_body">A very few companies avoid these two opposing systems, and use a system written by a mathematical and programmer who was both an author and a typesetter, Donald Knuth. <text:s/>Alas, you're not likely to find many of these, so if you have an XML-based system, you need to make your ODT match their requirements.</text:p>
      <text:h text:style-name="Heading_20_2" text:outline-level="2">Mapping Temporary into Permanent Styles</text:h>
      <text:p text:style-name="Text_20_body">ODT files often contain temporary paragraph-types, usually named P1, P2 and so forth. These are children of the types the document started with, so if you started with a publisher's template, you will probably have “P” formats for paragraphs where you have, for example, added a tenth of an inch spacing between paragraphs. This file has several, from just such adjustment that I'd made to it.</text:p>
      <text:p text:style-name="Text_20_body">The program builds a table of the parent and child styles, and converts all the children to match the parent. <text:s/>This was the original purpose of the program, and it created ODT xml that made a publisher's <text:soft-page-break/>system happy. Some years later it was revived, and used to remap ODT files just before converting them to Word for another publisher's system.</text:p>
      <text:h text:style-name="Heading_20_2" text:outline-level="2">Preserving the Changes as Spans</text:h>
      <text:p text:style-name="Text_20_body">Of course, the conversion we've described is actually <text:span text:style-name="T1">destructive</text:span> of the information in the file. The leading changes I made have now been thrown away. If that's what the typesetter wanted, it's done the task, but it's a bit of an insane task. <text:s/>Older versions of a Japanese typesetting program did that kind of automatic style-removal, until the paying customers revolted and threatened the programmers with unemployment if they didn't fix it.</text:p>
      <text:p text:style-name="Text_20_body">Therefor this program finds the extra styles that were applied to the temporary paragraphs, and inserts them as a “span” tag to each of the paragraphs that originally had them. <text:s/>The paragraph type is now what the template demands, and the extra information is applied to the paragraph in a different way. <text:s/>By the way, this is a waste of disk space compared to the use of temporary paragraph types, but if temporary types are forbidden, then styles are the next best alternative.</text:p>
      <text:h text:style-name="Heading_20_2" text:outline-level="2">Remapping Idiosyncratic Paragraph Types</text:h>
      <text:p text:style-name="Text_20_body">Since we have a mechanism for mapping temporary “P2” paragraphs back to “Text body indent” paragraphs, we can use it to remap author-created styles into the ones defined by a template. <text:s/>An editor of our acquaintance worked from memory, and gave paragraphs styles that were almost but not quite the same as the one in the template: “indent_1” instead of “indent1”, for example.</text:p>
      <text:p text:style-name="Text_20_body">Another worked in French, so the English styles got translated in publications he edited. <text:s/>Yet another couldn't remember the company's standard styles, so she used the names that HTML does. And of course, it was perfectly common to have one editor do the first edition, another the second and a third the supplement, so one file could contain dozens of synonymous tags.</text:p>
      <text:p text:style-name="Text_20_body">Therefor the program can take a table of paragraph remappings, and convert block:note into footnote:block-quote, just as it can convert P2 to Text.</text:p>
      <text:h text:style-name="Heading_20_2" text:outline-level="2">Remapping Idiosyncratic Span Types </text:h>
      <text:p text:style-name="Text_20_body">Similar to paragraphs, one can remap span types, so that T3, IT and Italique can all be remapped into Italic.</text:p>
      <text:h text:style-name="Heading_20_2" text:outline-level="2">Checking for Non-Standard Types</text:h>
      <text:p text:style-name="Text_20_body">Finally, the program has a table of proper paragraph types, so it can be used to identify want need to be mapped. If it didn't, it would be hard to tell what we need to remap.</text:p>
      <text:h text:style-name="Heading_20_2" text:outline-level="2">Conclusion</text:h>
      <text:p text:style-name="Text_20_body">For many of the changes you might need to work with a particular typesetting system, this small set of checks and changes will suffice. <text:s/>The program is quite a simple example of an in-memory update system, so writing extensions and new variants is easy.</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svg:font-family="Albany, Arial"/>
    <style:font-face style:name="OpenSymbol" svg:font-family="OpenSymbol"/>
    <style:font-face style:name="Tahoma1" svg:font-family="Tahoma"/>
    <style:font-face style:name="Thorndale" svg:font-family="Thorndale, 'Times New Roman'"/>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horndale" style:font-name-complex="Tahoma1"/>
    </style:style>
    <style:style style:name="Caption" style:family="paragraph" style:parent-style-name="Standard" style:class="extra">
      <style:paragraph-properties fo:margin-top="0.0835in" fo:margin-bottom="0.0835in" text:number-lines="false" text:line-number="0"/>
      <style:text-properties style:font-name="Thorndal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horndale"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Collier-Brown</meta:initial-creator>
    <meta:creation-date>2012-01-04T17:36:31</meta:creation-date>
    <meta:generator>OpenOffice.org/3.0$Linux OpenOffice.org_project/300m15$Build-9379</meta:generator>
    <dc:date>2012-01-04T19:07:30</dc:date>
    <dc:creator>David Collier-Brown</dc:creator>
    <meta:editing-duration>PT01H31M03S</meta:editing-duration>
    <meta:editing-cycles>5</meta:editing-cycles>
    <meta:document-statistic meta:table-count="0" meta:image-count="0" meta:object-count="0" meta:page-count="2" meta:paragraph-count="30" meta:word-count="1010" meta:character-count="5890"/>
    <meta:user-defined meta:name="Info 1"/>
    <meta:user-defined meta:name="Info 2"/>
    <meta:user-defined meta:name="Info 3"/>
    <meta:user-defined meta:name="Info 4"/>
  </office:meta>
</office:document-meta>
</file>